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35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2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 office:value-type="string">
            <text:p>Room</text:p>
          </table:table-cell>
          <table:table-cell office:value-type="string">
            <text:p>Type</text:p>
          </table:table-cell>
          <table:table-cell/>
          <table:table-cell office:value-type="string">
            <text:p>Filtered on type</text:p>
          </table:table-cell>
          <table:table-cell office:value-type="string">
            <text:p>Room</text:p>
          </table:table-cell>
          <table:table-cell office:value-type="string">
            <text:p>Type</text:p>
          </table:table-cell>
          <table:table-cell/>
          <table:table-cell office:value-type="string">
            <text:p>Sorted on room, type left out</text:p>
          </table:table-cell>
          <table:table-cell office:value-type="string">
            <text:p>Room</text:p>
          </table:table-cell>
          <table:table-cell office:value-type="string">
            <text:p>Building (manual)</text:p>
          </table:table-cell>
          <table:table-cell/>
          <table:table-cell office:value-type="string">
            <text:p>Filtered on building known,</text:p>
          </table:table-cell>
          <table:table-cell office:value-type="string">
            <text:p>Room</text:p>
          </table:table-cell>
          <table:table-cell office:value-type="string">
            <text:p>Building (manual)</text:p>
          </table:table-cell>
          <table:table-cell/>
          <table:table-cell office:value-type="string">
            <text:p>Taken buildings only</text:p>
          </table:table-cell>
          <table:table-cell office:value-type="string">
            <text:p>Building (manual)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4"/>
        </table:table-row>
        <table:table-row table:style-name="ro2">
          <table:table-cell office:value-type="string">
            <text:p>Ag Auditorio 1, Martti Ahtisaari -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Auditorio 1, Martti Ahtisaari -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005 Harjoitus-Studio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005 Harjoitus-Studio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62.237653">
            <text:p>62.237653</text:p>
          </table:table-cell>
          <table:table-cell office:value-type="float" office:value="25.734267">
            <text:p>25.734267</text:p>
          </table:table-cell>
          <table:table-cell table:number-columns-repeated="2"/>
          <table:table-cell table:style-name="ce1" office:value-type="string">
            <text:p>rooms.put("A 005 <text:span text:style-name="T1">Harjoitus</text:span>-Studio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B211.1 (Sovjet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Ag B211.1 (Sovjet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A 00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00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gora</text:p>
          </table:table-cell>
          <table:table-cell office:value-type="float" office:value="62.231935">
            <text:p>62.231935</text:p>
          </table:table-cell>
          <table:table-cell office:value-type="float" office:value="25.736804">
            <text:p>25.736804</text:p>
          </table:table-cell>
          <table:table-cell table:number-columns-repeated="2"/>
          <table:table-cell table:style-name="ce2" office:value-type="string">
            <text:p>rooms.put("A 006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B212.2 (Mountains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Ag B212.2 (Mountains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A 012 TV-Studio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012 TV-Studio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62.237833">
            <text:p>62.237833</text:p>
          </table:table-cell>
          <table:table-cell office:value-type="float" office:value="25.735774">
            <text:p>25.735774</text:p>
          </table:table-cell>
          <table:table-cell table:number-columns-repeated="2"/>
          <table:table-cell table:style-name="ce2" office:value-type="string">
            <text:p>rooms.put("A 012 TV-Studio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C201 (nykyisin B201)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AgD125.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1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1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62.236153">
            <text:p>62.236153</text:p>
          </table:table-cell>
          <table:table-cell office:value-type="float" office:value="25.732298">
            <text:p>25.732298</text:p>
          </table:table-cell>
          <table:table-cell table:number-columns-repeated="2"/>
          <table:table-cell table:style-name="ce2" office:value-type="string">
            <text:p>rooms.put("A 103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C226.1 (Tietotekniikan projektien kokoushuone)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BLOMSTEDT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10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10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F</text:p>
          </table:table-cell>
          <table:table-cell office:value-type="float" office:value="62.2368330816079">
            <text:p>62.2368330816</text:p>
          </table:table-cell>
          <table:table-cell office:value-type="float" office:value="25.7325553894043">
            <text:p>25.7325553894</text:p>
          </table:table-cell>
          <table:table-cell table:number-columns-repeated="2"/>
          <table:table-cell table:style-name="ce2" office:value-type="string">
            <text:p>rooms.put("A 104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C301 (nykyisin B301)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FL14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21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21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FYS</text:p>
          </table:table-cell>
          <table:table-cell office:value-type="float" office:value="62.2298954988925">
            <text:p>62.2298954989</text:p>
          </table:table-cell>
          <table:table-cell office:value-type="float" office:value="25.7410526275635">
            <text:p>25.7410526276</text:p>
          </table:table-cell>
          <table:table-cell table:number-columns-repeated="2"/>
          <table:table-cell table:style-name="ce2" office:value-type="string">
            <text:p>rooms.put("A 215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C421.1 (TLA-neukkari)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FYS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30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30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</text:p>
          </table:table-cell>
          <table:table-cell office:value-type="float" office:value="62.237945">
            <text:p>62.237945</text:p>
          </table:table-cell>
          <table:table-cell office:value-type="float" office:value="25.734674">
            <text:p>25.734674</text:p>
          </table:table-cell>
          <table:table-cell table:number-columns-repeated="2"/>
          <table:table-cell table:style-name="ce2" office:value-type="string">
            <text:p>rooms.put("A 301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 C526 (TTL-neukkari)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FYS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31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 31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JT</text:p>
          </table:table-cell>
          <table:table-cell office:value-type="float" office:value="62.235624">
            <text:p>62.235624</text:p>
          </table:table-cell>
          <table:table-cell office:value-type="float" office:value="25.737019">
            <text:p>25.737019</text:p>
          </table:table-cell>
          <table:table-cell table:number-columns-repeated="2"/>
          <table:table-cell table:style-name="ce2" office:value-type="string">
            <text:p>rooms.put("A 315","</text:p>
          </table:table-cell>
          <table:table-cell table:style-name="ce2" office:value-type="string">
            <text:p>A");</text:p>
          </table:table-cell>
        </table:table-row>
        <table:table-row table:style-name="ro2">
          <table:table-cell office:value-type="string">
            <text:p>AgD125.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Alfa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Alfa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62.234642">
            <text:p>62.234642</text:p>
          </table:table-cell>
          <table:table-cell office:value-type="float" office:value="25.728382">
            <text:p>25.728382</text:p>
          </table:table-cell>
          <table:table-cell table:number-columns-repeated="2"/>
          <table:table-cell table:style-name="ce1" office:value-type="string">
            <text:p>rooms.put("<text:span text:style-name="T1">Ag</text:span> <text:span text:style-name="T1">Alfa</text:span>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BLOMSTEDT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Auditorio 1, Martti Ahtisaari -sali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Auditorio 1, Martti Ahtisaari -sali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62.238472">
            <text:p>62.238472</text:p>
          </table:table-cell>
          <table:table-cell office:value-type="float" office:value="25.734444">
            <text:p>25.734444</text:p>
          </table:table-cell>
          <table:table-cell table:number-columns-repeated="2"/>
          <table:table-cell table:style-name="ce1" office:value-type="string">
            <text:p>rooms.put("<text:span text:style-name="T1">Ag</text:span> <text:span text:style-name="T1">Auditorio</text:span> 1, <text:span text:style-name="T1">Martti</text:span> <text:span text:style-name="T1">Ahtisaari</text:span> -<text:span text:style-name="T1">sali</text:span>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L14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Auditorio 2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Auditorio 2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MaA</text:p>
          </table:table-cell>
          <table:table-cell office:value-type="float" office:value="62.230935">
            <text:p>62.230935</text:p>
          </table:table-cell>
          <table:table-cell office:value-type="float" office:value="25.733861">
            <text:p>25.733861</text:p>
          </table:table-cell>
          <table:table-cell table:number-columns-repeated="2"/>
          <table:table-cell table:style-name="ce1" office:value-type="string">
            <text:p>rooms.put("<text:span text:style-name="T1">Ag</text:span> <text:span text:style-name="T1">Auditorio</text:span> 2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YS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ILO Studio 4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Ag Auditorio 3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Auditorio 3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62.235194">
            <text:p>62.235194</text:p>
          </table:table-cell>
          <table:table-cell office:value-type="float" office:value="25.730345">
            <text:p>25.730345</text:p>
          </table:table-cell>
          <table:table-cell table:number-columns-repeated="2"/>
          <table:table-cell table:style-name="ce1" office:value-type="string">
            <text:p>rooms.put("<text:span text:style-name="T1">Ag</text:span> <text:span text:style-name="T1">Auditorio</text:span> 3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YS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ILO Studio 5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Ag B111.1 (Asia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111.1 (Asia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62.237043">
            <text:p>62.237043</text:p>
          </table:table-cell>
          <table:table-cell office:value-type="float" office:value="25.733199">
            <text:p>25.733199</text:p>
          </table:table-cell>
          <table:table-cell table:number-columns-repeated="2"/>
          <table:table-cell table:style-name="ce1" office:value-type="string">
            <text:p>rooms.put("<text:span text:style-name="T1">Ag</text:span> B111.1 (Asia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YS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141 Monttu (suorat hapenottokykytestit)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Ag B112.1 (Africa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112.1 (Africa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Viveca</text:p>
          </table:table-cell>
          <table:table-cell office:value-type="float" office:value="62.236668">
            <text:p>62.236668</text:p>
          </table:table-cell>
          <table:table-cell office:value-type="float" office:value="25.721623">
            <text:p>25.721623</text:p>
          </table:table-cell>
          <table:table-cell table:number-columns-repeated="2"/>
          <table:table-cell table:style-name="ce1" office:value-type="string">
            <text:p>rooms.put("<text:span text:style-name="T1">Ag</text:span> B112.1 (Africa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YS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0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B112.2 (Latin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112.2 (Latin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62.2373128554278">
            <text:p>62.2373128554</text:p>
          </table:table-cell>
          <table:table-cell office:value-type="float" office:value="25.728907585144">
            <text:p>25.7289075851</text:p>
          </table:table-cell>
          <table:table-cell table:number-columns-repeated="2"/>
          <table:table-cell table:style-name="ce1" office:value-type="string">
            <text:p>rooms.put("<text:span text:style-name="T1">Ag</text:span> B112.2 (Latin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FYS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014 -tutkimus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Ag B113.1 (Europe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113.1 (Europe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Ylistökem</text:p>
          </table:table-cell>
          <table:table-cell office:value-type="float" office:value="62.228491">
            <text:p>62.228491</text:p>
          </table:table-cell>
          <table:table-cell office:value-type="float" office:value="25.738102">
            <text:p>25.738102</text:p>
          </table:table-cell>
          <table:table-cell table:number-columns-repeated="2"/>
          <table:table-cell table:style-name="ce1" office:value-type="string">
            <text:p>rooms.put("<text:span text:style-name="T1">Ag</text:span> B113.1 (Europe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ILO Studio 4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M 015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Ag B211.1 (Sovjet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211.1 (Sovjet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Z</text:p>
          </table:table-cell>
          <table:table-cell office:value-type="float" office:value="62.235511">
            <text:p>62.235511</text:p>
          </table:table-cell>
          <table:table-cell office:value-type="float" office:value="25.726783">
            <text:p>25.726783</text:p>
          </table:table-cell>
          <table:table-cell table:number-columns-repeated="2"/>
          <table:table-cell table:style-name="ce1" office:value-type="string">
            <text:p>rooms.put("<text:span text:style-name="T1">Ag</text:span> B211.1 (<text:span text:style-name="T1">Sovjet</text:span>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ILO Studio 5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M 1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B212.1 (Finland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212.1 (Finland)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B212.1 (<text:span text:style-name="T1">Finland</text:span>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L141 Monttu (suorat hapenottokykytestit)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M 2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B212.2 (Mountains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212.2 (Mountains)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B212.2 (Mountains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Lyhty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M 2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Ag B213.1 (Lakes)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213.1 (Lakes)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B213.1 (Lakes)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008</text:p>
          </table:table-cell>
          <table:table-cell office:value-type="string">
            <text:p>Yhtyesoittotila</text:p>
          </table:table-cell>
          <table:table-cell table:number-columns-repeated="2"/>
          <table:table-cell office:value-type="string">
            <text:p>M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Beeta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Beeta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<text:span text:style-name="T1">Beeta</text:span>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0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2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222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222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222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M 21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231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231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231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015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M 21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232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232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232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1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21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233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233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233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319 Musiikkiteknologialuokka (Macintosh)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234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234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234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M 320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C331.3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C331.3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C331.3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06</text:p>
          </table:table-cell>
          <table:table-cell office:value-type="string">
            <text:p>Yhtyesoittotila</text:p>
          </table:table-cell>
          <table:table-cell table:number-columns-repeated="2"/>
          <table:table-cell office:value-type="string">
            <text:p>MaA 1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D121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D121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D121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A 1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D124.1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D124.1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D124.1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10 Tutkijahuone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MaA 2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Gamma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 Gamma</text:p>
          </table:table-cell>
          <table:table-cell office:value-type="string">
            <text:p>Agora</text:p>
          </table:table-cell>
          <table:table-cell table:number-columns-repeated="7"/>
          <table:table-cell table:style-name="ce1" office:value-type="string">
            <text:p>rooms.put("<text:span text:style-name="T1">Ag</text:span> Gamma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D125.1</text:p>
          </table:table-cell>
          <table:table-cell office:value-type="string">
            <text:p>Agora</text:p>
          </table:table-cell>
          <table:table-cell table:number-columns-repeated="2"/>
          <table:table-cell office:value-type="string">
            <text:p>AgD125.1</text:p>
          </table:table-cell>
          <table:table-cell office:value-type="string">
            <text:p>Agora</text:p>
          </table:table-cell>
          <table:table-cell table:number-columns-repeated="7"/>
          <table:table-cell table:style-name="ce2" office:value-type="string">
            <text:p>rooms.put("AgD125.1","</text:p>
          </table:table-cell>
          <table:table-cell table:style-name="ce1" office:value-type="string">
            <text:p><text:span text:style-name="T1">Agora</text:span>");</text:p>
          </table:table-cell>
        </table:table-row>
        <table:table-row table:style-name="ro2">
          <table:table-cell office:value-type="string">
            <text:p>M 21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5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B 126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 126A</text:p>
          </table:table-cell>
          <table:table-cell office:value-type="string">
            <text:p>B</text:p>
          </table:table-cell>
          <table:table-cell table:number-columns-repeated="7"/>
          <table:table-cell table:style-name="ce2" office:value-type="string">
            <text:p>rooms.put("B 126A","</text:p>
          </table:table-cell>
          <table:table-cell table:style-name="ce2" office:value-type="string">
            <text:p>B");</text:p>
          </table:table-cell>
        </table:table-row>
        <table:table-row table:style-name="ro2">
          <table:table-cell office:value-type="string">
            <text:p>M 21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6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B 23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 232</text:p>
          </table:table-cell>
          <table:table-cell office:value-type="string">
            <text:p>B</text:p>
          </table:table-cell>
          <table:table-cell table:number-columns-repeated="7"/>
          <table:table-cell table:style-name="ce2" office:value-type="string">
            <text:p>rooms.put("B 232","</text:p>
          </table:table-cell>
          <table:table-cell table:style-name="ce2" office:value-type="string">
            <text:p>B");</text:p>
          </table:table-cell>
        </table:table-row>
        <table:table-row table:style-name="ro2">
          <table:table-cell office:value-type="string">
            <text:p>M 21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4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BLOMSTED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C 1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1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 216</text:p>
          </table:table-cell>
          <table:table-cell office:value-type="string">
            <text:p>Videoneuvottelutila</text:p>
          </table:table-cell>
          <table:table-cell table:number-columns-repeated="2"/>
          <table:table-cell office:value-type="string">
            <text:p>MaD 247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C 1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 141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141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 307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MaD 24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C 141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 2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2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 308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MaD 25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C 2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 3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3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 319 Musiikkiteknologialuokka (Macintosh)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C 3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 4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4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 320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53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C 4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 5</text:p>
          </table:table-cell>
          <table:table-cell office:value-type="string">
            <text:p>C</text:p>
          </table:table-cell>
          <table:table-cell table:number-columns-repeated="7"/>
          <table:table-cell table:style-name="ce2" office:value-type="string">
            <text:p>rooms.put("C 5","</text:p>
          </table:table-cell>
          <table:table-cell table:style-name="ce2" office:value-type="string">
            <text:p>C");</text:p>
          </table:table-cell>
        </table:table-row>
        <table:table-row table:style-name="ro2">
          <table:table-cell office:value-type="string">
            <text:p>MaA 1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5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C 5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F 005</text:p>
          </table:table-cell>
          <table:table-cell office:value-type="string">
            <text:p>F</text:p>
          </table:table-cell>
          <table:table-cell table:number-columns-repeated="7"/>
          <table:table-cell table:style-name="ce2" office:value-type="string">
            <text:p>rooms.put("F 005","</text:p>
          </table:table-cell>
          <table:table-cell table:style-name="ce2" office:value-type="string">
            <text:p>F");</text:p>
          </table:table-cell>
        </table:table-row>
        <table:table-row table:style-name="ro2">
          <table:table-cell office:value-type="string">
            <text:p>MaA 1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8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005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 013</text:p>
          </table:table-cell>
          <table:table-cell office:value-type="string">
            <text:p>F</text:p>
          </table:table-cell>
          <table:table-cell table:number-columns-repeated="7"/>
          <table:table-cell table:style-name="ce2" office:value-type="string">
            <text:p>rooms.put("F 013","</text:p>
          </table:table-cell>
          <table:table-cell table:style-name="ce2" office:value-type="string">
            <text:p>F");</text:p>
          </table:table-cell>
        </table:table-row>
        <table:table-row table:style-name="ro2">
          <table:table-cell office:value-type="string">
            <text:p>MaA 2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8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013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 105</text:p>
          </table:table-cell>
          <table:table-cell office:value-type="string">
            <text:p>F</text:p>
          </table:table-cell>
          <table:table-cell table:number-columns-repeated="7"/>
          <table:table-cell table:style-name="ce2" office:value-type="string">
            <text:p>rooms.put("F 105","</text:p>
          </table:table-cell>
          <table:table-cell table:style-name="ce2" office:value-type="string">
            <text:p>F");</text:p>
          </table:table-cell>
        </table:table-row>
        <table:table-row table:style-name="ro2">
          <table:table-cell office:value-type="string">
            <text:p>MaA 225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MAT 10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105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 106</text:p>
          </table:table-cell>
          <table:table-cell office:value-type="string">
            <text:p>F</text:p>
          </table:table-cell>
          <table:table-cell table:number-columns-repeated="7"/>
          <table:table-cell table:style-name="ce2" office:value-type="string">
            <text:p>rooms.put("F 106","</text:p>
          </table:table-cell>
          <table:table-cell table:style-name="ce2" office:value-type="string">
            <text:p>F");</text:p>
          </table:table-cell>
        </table:table-row>
        <table:table-row table:style-name="ro2">
          <table:table-cell office:value-type="string">
            <text:p>MaD 107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10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 205</text:p>
          </table:table-cell>
          <table:table-cell office:value-type="string">
            <text:p>F</text:p>
          </table:table-cell>
          <table:table-cell table:number-columns-repeated="7"/>
          <table:table-cell table:style-name="ce2" office:value-type="string">
            <text:p>rooms.put("F 205","</text:p>
          </table:table-cell>
          <table:table-cell table:style-name="ce2" office:value-type="string">
            <text:p>F");</text:p>
          </table:table-cell>
        </table:table-row>
        <table:table-row table:style-name="ro2">
          <table:table-cell office:value-type="string">
            <text:p>MaD 108</text:p>
          </table:table-cell>
          <table:table-cell office:value-type="string">
            <text:p>Videoneuvottelutila</text:p>
          </table:table-cell>
          <table:table-cell table:number-columns-repeated="2"/>
          <table:table-cell office:value-type="string">
            <text:p>Normaalikoulun yläkoulun ja lukion liikuntasali 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205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YS1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1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Normaalikoulun yläkoulun ja lukion liikuntasali 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L14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YS2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2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05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Normaalikoulun yläkoulun ja lukion näyttämö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1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FYS3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3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06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Normaalikoulun yläkoulun ja lukion teline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2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FYS4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4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07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OHJ10 B162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FYS3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FYS5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5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38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OHJ10 D157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4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FysOppLab</text:p>
          </table:table-cell>
          <table:table-cell office:value-type="string">
            <text:p>FYS</text:p>
          </table:table-cell>
          <table:table-cell table:number-columns-repeated="7"/>
          <table:table-cell table:style-name="ce2" office:value-type="string">
            <text:p>rooms.put("FysOppLab","</text:p>
          </table:table-cell>
          <table:table-cell table:style-name="ce2" office:value-type="string">
            <text:p>FYS");</text:p>
          </table:table-cell>
        </table:table-row>
        <table:table-row table:style-name="ro2">
          <table:table-cell office:value-type="string">
            <text:p>MaD 24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HJ10 D41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YS5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H 105</text:p>
          </table:table-cell>
          <table:table-cell office:value-type="string">
            <text:p>H</text:p>
          </table:table-cell>
          <table:table-cell table:number-columns-repeated="7"/>
          <table:table-cell table:style-name="ce2" office:value-type="string">
            <text:p>rooms.put("H 105","</text:p>
          </table:table-cell>
          <table:table-cell table:style-name="ce2" office:value-type="string">
            <text:p>H");</text:p>
          </table:table-cell>
        </table:table-row>
        <table:table-row table:style-name="ro2">
          <table:table-cell office:value-type="string">
            <text:p>MaD 247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OHJ10 D448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FysOppLab</text:p>
          </table:table-cell>
          <table:table-cell office:value-type="string">
            <text:p>FYS</text:p>
          </table:table-cell>
          <table:table-cell table:number-columns-repeated="2"/>
          <table:table-cell office:value-type="string">
            <text:p>H 306</text:p>
          </table:table-cell>
          <table:table-cell office:value-type="string">
            <text:p>H</text:p>
          </table:table-cell>
          <table:table-cell table:number-columns-repeated="7"/>
          <table:table-cell table:style-name="ce2" office:value-type="string">
            <text:p>rooms.put("H 306","</text:p>
          </table:table-cell>
          <table:table-cell table:style-name="ce2" office:value-type="string">
            <text:p>H");</text:p>
          </table:table-cell>
        </table:table-row>
        <table:table-row table:style-name="ro2">
          <table:table-cell office:value-type="string">
            <text:p>MaD 24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36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H 105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H 320</text:p>
          </table:table-cell>
          <table:table-cell office:value-type="string">
            <text:p>H</text:p>
          </table:table-cell>
          <table:table-cell table:number-columns-repeated="7"/>
          <table:table-cell table:style-name="ce2" office:value-type="string">
            <text:p>rooms.put("H 320","</text:p>
          </table:table-cell>
          <table:table-cell table:style-name="ce2" office:value-type="string">
            <text:p>H");</text:p>
          </table:table-cell>
        </table:table-row>
        <table:table-row table:style-name="ro2">
          <table:table-cell office:value-type="string">
            <text:p>MaD 25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39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H 306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JT 005</text:p>
          </table:table-cell>
          <table:table-cell office:value-type="string">
            <text:p>JT</text:p>
          </table:table-cell>
          <table:table-cell table:number-columns-repeated="7"/>
          <table:table-cell table:style-name="ce2" office:value-type="string">
            <text:p>rooms.put("JT 005","</text:p>
          </table:table-cell>
          <table:table-cell table:style-name="ce2" office:value-type="string">
            <text:p>JT");</text:p>
          </table:table-cell>
        </table:table-row>
        <table:table-row table:style-name="ro2">
          <table:table-cell office:value-type="string">
            <text:p>MaD 3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41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H 320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JT 115</text:p>
          </table:table-cell>
          <table:table-cell office:value-type="string">
            <text:p>JT</text:p>
          </table:table-cell>
          <table:table-cell table:number-columns-repeated="7"/>
          <table:table-cell table:style-name="ce2" office:value-type="string">
            <text:p>rooms.put("JT 115","</text:p>
          </table:table-cell>
          <table:table-cell table:style-name="ce2" office:value-type="string">
            <text:p>JT");</text:p>
          </table:table-cell>
        </table:table-row>
        <table:table-row table:style-name="ro2">
          <table:table-cell office:value-type="string">
            <text:p>MaD 353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OPK 142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Helsingin Diakoniaopiston auditorio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JT 120</text:p>
          </table:table-cell>
          <table:table-cell office:value-type="string">
            <text:p>JT</text:p>
          </table:table-cell>
          <table:table-cell table:number-columns-repeated="7"/>
          <table:table-cell table:style-name="ce2" office:value-type="string">
            <text:p>rooms.put("JT 120","</text:p>
          </table:table-cell>
          <table:table-cell table:style-name="ce2" office:value-type="string">
            <text:p>JT");</text:p>
          </table:table-cell>
        </table:table-row>
        <table:table-row table:style-name="ro2">
          <table:table-cell office:value-type="string">
            <text:p>MaD 35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ILO Studio 4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JT 202</text:p>
          </table:table-cell>
          <table:table-cell office:value-type="string">
            <text:p>JT</text:p>
          </table:table-cell>
          <table:table-cell table:number-columns-repeated="7"/>
          <table:table-cell table:style-name="ce2" office:value-type="string">
            <text:p>rooms.put("JT 202","</text:p>
          </table:table-cell>
          <table:table-cell table:style-name="ce2" office:value-type="string">
            <text:p>JT");</text:p>
          </table:table-cell>
        </table:table-row>
        <table:table-row table:style-name="ro2">
          <table:table-cell office:value-type="string">
            <text:p>MaD 38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13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ILO Studio 5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JT 205</text:p>
          </table:table-cell>
          <table:table-cell office:value-type="string">
            <text:p>JT</text:p>
          </table:table-cell>
          <table:table-cell table:number-columns-repeated="7"/>
          <table:table-cell table:style-name="ce2" office:value-type="string">
            <text:p>rooms.put("JT 205","</text:p>
          </table:table-cell>
          <table:table-cell table:style-name="ce2" office:value-type="string">
            <text:p>JT");</text:p>
          </table:table-cell>
        </table:table-row>
        <table:table-row table:style-name="ro2">
          <table:table-cell office:value-type="string">
            <text:p>MaD 38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3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AMK 202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L 128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128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 10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31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AMK 203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L 139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139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tilanniemi A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 20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T 005</text:p>
          </table:table-cell>
          <table:table-cell office:value-type="string">
            <text:p>JT</text:p>
          </table:table-cell>
          <table:table-cell table:number-columns-repeated="2"/>
          <table:table-cell office:value-type="string">
            <text:p>L 142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142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tilanniemi B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 209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T 115</text:p>
          </table:table-cell>
          <table:table-cell office:value-type="string">
            <text:p>JT</text:p>
          </table:table-cell>
          <table:table-cell table:number-columns-repeated="2"/>
          <table:table-cell office:value-type="string">
            <text:p>L 206A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06A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tilanniemi C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 21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T 120</text:p>
          </table:table-cell>
          <table:table-cell office:value-type="string">
            <text:p>JT</text:p>
          </table:table-cell>
          <table:table-cell table:number-columns-repeated="2"/>
          <table:table-cell office:value-type="string">
            <text:p>L 207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07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tilanniemi D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 214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JT 202</text:p>
          </table:table-cell>
          <table:table-cell office:value-type="string">
            <text:p>JT</text:p>
          </table:table-cell>
          <table:table-cell table:number-columns-repeated="2"/>
          <table:table-cell office:value-type="string">
            <text:p>L 208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08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attilanniemi E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 2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205</text:p>
          </table:table-cell>
          <table:table-cell office:value-type="string">
            <text:p>JT</text:p>
          </table:table-cell>
          <table:table-cell table:number-columns-repeated="2"/>
          <table:table-cell office:value-type="string">
            <text:p>L 212 A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12 A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judosali 1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22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128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212 B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12 B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judosali 2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30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139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221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221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judosali 3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31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142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02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02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palloilulohko 1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31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206A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03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03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palloilulohko 2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314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207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04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04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palloilulohko 3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 326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208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10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10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onitoimitalo Squash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PAULAHARJU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212 A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49 A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49 A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usica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C-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L 212 B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 349 B</text:p>
          </table:table-cell>
          <table:table-cell office:value-type="string">
            <text:p>L</text:p>
          </table:table-cell>
          <table:table-cell table:number-columns-repeated="7"/>
          <table:table-cell table:style-name="ce2" office:value-type="string">
            <text:p>rooms.put("L 349 B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usiikkiterapian tutkimusklinikka I</text:p>
          </table:table-cell>
          <table:table-cell office:value-type="string">
            <text:p>Musiikkiterapiatila</text:p>
          </table:table-cell>
          <table:table-cell table:number-columns-repeated="2"/>
          <table:table-cell office:value-type="string">
            <text:p>PiB 1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221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141 Eteinen (epäsuorat hapenottokykytestit)</text:p>
          </table:table-cell>
          <table:table-cell office:value-type="string">
            <text:p>L</text:p>
          </table:table-cell>
          <table:table-cell table:number-columns-repeated="7"/>
          <table:table-cell table:style-name="ce1" office:value-type="string">
            <text:p>rooms.put("L141 <text:span text:style-name="T1">Eteinen</text:span> (<text:span text:style-name="T1">epäsuorat</text:span> <text:span text:style-name="T1">hapenottokykytestit</text:span>)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Musiikkiterapian tutkimusklinikka II</text:p>
          </table:table-cell>
          <table:table-cell office:value-type="string">
            <text:p>Musiikkiterapiatila</text:p>
          </table:table-cell>
          <table:table-cell table:number-columns-repeated="2"/>
          <table:table-cell office:value-type="string">
            <text:p>PiB 1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02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141 Monttu (suorat hapenottokykytestit)</text:p>
          </table:table-cell>
          <table:table-cell office:value-type="string">
            <text:p>L</text:p>
          </table:table-cell>
          <table:table-cell table:number-columns-repeated="7"/>
          <table:table-cell table:style-name="ce1" office:value-type="string">
            <text:p>rooms.put("L141 <text:span text:style-name="T1">Monttu</text:span> (<text:span text:style-name="T1">suorat</text:span> <text:span text:style-name="T1">hapenottokykytestit</text:span>)","</text:p>
          </table:table-cell>
          <table:table-cell table:style-name="ce2" office:value-type="string">
            <text:p>L");</text:p>
          </table:table-cell>
        </table:table-row>
        <table:table-row table:style-name="ro2">
          <table:table-cell office:value-type="string">
            <text:p>Nanoscience Center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iC 13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303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009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009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PiC 140B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L 304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014 -tutkimuslaboratorio</text:p>
          </table:table-cell>
          <table:table-cell office:value-type="string">
            <text:p>M</text:p>
          </table:table-cell>
          <table:table-cell table:number-columns-repeated="7"/>
          <table:table-cell table:style-name="ce1" office:value-type="string">
            <text:p>rooms.put("M 014 -<text:span text:style-name="T1">tutkimuslaboratorio</text:span>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2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10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015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015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n yläkoulun ja lukion liikuntasali 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2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49 A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103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103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n yläkoulun ja lukion liikuntasali 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3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49 B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203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03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n yläkoulun ja lukion näyttämö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3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141 Eteinen (epäsuorat hapenottokykytestit)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205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05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maalikoulun yläkoulun ja lukion telinesali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em D 104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L141 Monttu (suorat hapenottokykytestit)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M 209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09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Norssin squash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Sem D 1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IKES 202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 211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11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 115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Sem D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IKES 208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 212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12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HJ10 A290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Sem D 3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L-190 Liikuntapsykologia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 213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13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HJ10 B120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Simulaattori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LL123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 214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214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HJ10 B121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T 1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P seminaaritila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 319 Musiikkiteknologialuokka (Macintosh)</text:p>
          </table:table-cell>
          <table:table-cell office:value-type="string">
            <text:p>M</text:p>
          </table:table-cell>
          <table:table-cell table:number-columns-repeated="7"/>
          <table:table-cell table:style-name="ce1" office:value-type="string">
            <text:p>rooms.put("M 319 <text:span text:style-name="T1">Musiikkiteknologialuokka</text:span> (<text:span text:style-name="T1">Macintosh</text:span>)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HJ10 B124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Viveca 1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009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 320A</text:p>
          </table:table-cell>
          <table:table-cell office:value-type="string">
            <text:p>M</text:p>
          </table:table-cell>
          <table:table-cell table:number-columns-repeated="7"/>
          <table:table-cell table:style-name="ce2" office:value-type="string">
            <text:p>rooms.put("M 320A","</text:p>
          </table:table-cell>
          <table:table-cell table:style-name="ce2" office:value-type="string">
            <text:p>M");</text:p>
          </table:table-cell>
        </table:table-row>
        <table:table-row table:style-name="ro2">
          <table:table-cell office:value-type="string">
            <text:p>OHJ10 B162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Viveca 14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M 014 -tutkimuslaboratorio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A 102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A 102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B290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Viveca 292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M 01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A 103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A 103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B490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Viveca 41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10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A 211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A 211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B491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Viveca 54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M 20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02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02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D157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47 (Kemian laboratorio)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M 2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05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05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D41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5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209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06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06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D448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X 151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M 21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45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45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HJ10 D462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X 152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M 212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47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47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inkivi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X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21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48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48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K 136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10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M 21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259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259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K 139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X 22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319 Musiikkiteknologialuokka (Macintosh)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302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302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K 141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2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 320A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D 353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353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K 142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A 102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MaD 355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355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Oppio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X 23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A 103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MaD 380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380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P 11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3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A 211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MaD 381</text:p>
          </table:table-cell>
          <table:table-cell office:value-type="string">
            <text:p>MaA</text:p>
          </table:table-cell>
          <table:table-cell table:number-columns-repeated="7"/>
          <table:table-cell table:style-name="ce2" office:value-type="string">
            <text:p>rooms.put("MaD 381","</text:p>
          </table:table-cell>
          <table:table-cell table:style-name="ce2" office:value-type="string">
            <text:p>MaA");</text:p>
          </table:table-cell>
        </table:table-row>
        <table:table-row table:style-name="ro2">
          <table:table-cell office:value-type="string">
            <text:p>P 113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X 24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2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111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111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13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4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5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113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113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131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4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06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130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130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0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32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45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131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131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09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327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47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08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08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1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32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48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09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09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14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33 1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259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10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10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33 110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MaD 302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14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14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22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33 1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53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15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15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30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33 13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55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228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228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310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33 13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D 380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308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308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31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A204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MaD 381</text:p>
          </table:table-cell>
          <table:table-cell office:value-type="string">
            <text:p>MaA</text:p>
          </table:table-cell>
          <table:table-cell table:number-columns-repeated="2"/>
          <table:table-cell office:value-type="string">
            <text:p>P 310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310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314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A3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MAT 1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P 312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312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 326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A3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Normaalikoulun alakoulun sali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P 314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314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äärakennus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YAB31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Normaalikoulun yläkoulun ja lukion liikuntasali 1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P 326</text:p>
          </table:table-cell>
          <table:table-cell office:value-type="string">
            <text:p>P</text:p>
          </table:table-cell>
          <table:table-cell table:number-columns-repeated="7"/>
          <table:table-cell table:style-name="ce2" office:value-type="string">
            <text:p>rooms.put("P 326","</text:p>
          </table:table-cell>
          <table:table-cell table:style-name="ce2" office:value-type="string">
            <text:p>P");</text:p>
          </table:table-cell>
        </table:table-row>
        <table:table-row table:style-name="ro2">
          <table:table-cell office:value-type="string">
            <text:p>PAULAHARJU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B31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Normaalikoulun yläkoulun ja lukion liikuntasali 2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 203</text:p>
          </table:table-cell>
          <table:table-cell office:value-type="string">
            <text:p>S</text:p>
          </table:table-cell>
          <table:table-cell table:number-columns-repeated="7"/>
          <table:table-cell table:style-name="ce2" office:value-type="string">
            <text:p>rooms.put("S 203","</text:p>
          </table:table-cell>
          <table:table-cell table:style-name="ce2" office:value-type="string">
            <text:p>S");</text:p>
          </table:table-cell>
        </table:table-row>
        <table:table-row table:style-name="ro2">
          <table:table-cell office:value-type="string">
            <text:p>PC-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YAB314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Normaalikoulun yläkoulun ja lukion näyttämö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 204</text:p>
          </table:table-cell>
          <table:table-cell office:value-type="string">
            <text:p>S</text:p>
          </table:table-cell>
          <table:table-cell table:number-columns-repeated="7"/>
          <table:table-cell table:style-name="ce2" office:value-type="string">
            <text:p>rooms.put("S 204","</text:p>
          </table:table-cell>
          <table:table-cell table:style-name="ce2" office:value-type="string">
            <text:p>S");</text:p>
          </table:table-cell>
        </table:table-row>
        <table:table-row table:style-name="ro2">
          <table:table-cell office:value-type="string">
            <text:p>Philologica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YAB320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Normaalikoulun yläkoulun ja lukion telinesali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 303</text:p>
          </table:table-cell>
          <table:table-cell office:value-type="string">
            <text:p>S</text:p>
          </table:table-cell>
          <table:table-cell table:number-columns-repeated="7"/>
          <table:table-cell table:style-name="ce2" office:value-type="string">
            <text:p>rooms.put("S 303","</text:p>
          </table:table-cell>
          <table:table-cell table:style-name="ce2" office:value-type="string">
            <text:p>S");</text:p>
          </table:table-cell>
        </table:table-row>
        <table:table-row table:style-name="ro2">
          <table:table-cell office:value-type="string">
            <text:p>PiB 1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B322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OHJ10 B162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 304</text:p>
          </table:table-cell>
          <table:table-cell office:value-type="string">
            <text:p>S</text:p>
          </table:table-cell>
          <table:table-cell table:number-columns-repeated="7"/>
          <table:table-cell table:style-name="ce2" office:value-type="string">
            <text:p>rooms.put("S 304","</text:p>
          </table:table-cell>
          <table:table-cell table:style-name="ce2" office:value-type="string">
            <text:p>S");</text:p>
          </table:table-cell>
        </table:table-row>
        <table:table-row table:style-name="ro2">
          <table:table-cell office:value-type="string">
            <text:p>PiB 1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B324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OHJ10 D157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iveca 131</text:p>
          </table:table-cell>
          <table:table-cell office:value-type="string">
            <text:p>Viveca</text:p>
          </table:table-cell>
          <table:table-cell table:number-columns-repeated="7"/>
          <table:table-cell table:style-name="ce1" office:value-type="string">
            <text:p>rooms.put("<text:span text:style-name="T1">Viveca</text:span> 131","</text:p>
          </table:table-cell>
          <table:table-cell table:style-name="ce1" office:value-type="string">
            <text:p><text:span text:style-name="T1">Viveca</text:span>");</text:p>
          </table:table-cell>
        </table:table-row>
        <table:table-row table:style-name="ro2">
          <table:table-cell office:value-type="string">
            <text:p>PiC 01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YFL 349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OHJ10 D418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iveca 145</text:p>
          </table:table-cell>
          <table:table-cell office:value-type="string">
            <text:p>Viveca</text:p>
          </table:table-cell>
          <table:table-cell table:number-columns-repeated="7"/>
          <table:table-cell table:style-name="ce1" office:value-type="string">
            <text:p>rooms.put("<text:span text:style-name="T1">Viveca</text:span> 145","</text:p>
          </table:table-cell>
          <table:table-cell table:style-name="ce1" office:value-type="string">
            <text:p><text:span text:style-name="T1">Viveca</text:span>");</text:p>
          </table:table-cell>
        </table:table-row>
        <table:table-row table:style-name="ro2">
          <table:table-cell office:value-type="string">
            <text:p>PiC 13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listöKem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HJ10 D448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iveca 292</text:p>
          </table:table-cell>
          <table:table-cell office:value-type="string">
            <text:p>Viveca</text:p>
          </table:table-cell>
          <table:table-cell table:number-columns-repeated="7"/>
          <table:table-cell table:style-name="ce1" office:value-type="string">
            <text:p>rooms.put("<text:span text:style-name="T1">Viveca</text:span> 292","</text:p>
          </table:table-cell>
          <table:table-cell table:style-name="ce1" office:value-type="string">
            <text:p><text:span text:style-name="T1">Viveca</text:span>");</text:p>
          </table:table-cell>
        </table:table-row>
        <table:table-row table:style-name="ro2">
          <table:table-cell office:value-type="string">
            <text:p>PiC 140B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listöKem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36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iveca 416</text:p>
          </table:table-cell>
          <table:table-cell office:value-type="string">
            <text:p>Viveca</text:p>
          </table:table-cell>
          <table:table-cell table:number-columns-repeated="7"/>
          <table:table-cell table:style-name="ce1" office:value-type="string">
            <text:p>rooms.put("<text:span text:style-name="T1">Viveca</text:span> 416","</text:p>
          </table:table-cell>
          <table:table-cell table:style-name="ce1" office:value-type="string">
            <text:p><text:span text:style-name="T1">Viveca</text:span>");</text:p>
          </table:table-cell>
        </table:table-row>
        <table:table-row table:style-name="ro2">
          <table:table-cell office:value-type="string">
            <text:p>PS (Palloilusali)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YlistöKem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39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Viveca 548</text:p>
          </table:table-cell>
          <table:table-cell office:value-type="string">
            <text:p>Viveca</text:p>
          </table:table-cell>
          <table:table-cell table:number-columns-repeated="7"/>
          <table:table-cell table:style-name="ce1" office:value-type="string">
            <text:p>rooms.put("<text:span text:style-name="T1">Viveca</text:span> 548","</text:p>
          </table:table-cell>
          <table:table-cell table:style-name="ce1" office:value-type="string">
            <text:p><text:span text:style-name="T1">Viveca</text:span>");</text:p>
          </table:table-cell>
        </table:table-row>
        <table:table-row table:style-name="ro2">
          <table:table-cell office:value-type="string">
            <text:p>R (Ryhtilä)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YlistöKem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41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X 147 (Kemian laboratorio)</text:p>
          </table:table-cell>
          <table:table-cell office:value-type="string">
            <text:p>X</text:p>
          </table:table-cell>
          <table:table-cell table:number-columns-repeated="7"/>
          <table:table-cell table:style-name="ce1" office:value-type="string">
            <text:p>rooms.put("X 147 (<text:span text:style-name="T1">Kemian</text:span> <text:span text:style-name="T1">laboratorio</text:span>)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Reh 141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YN 12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OPK 142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X 150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150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Rehtoraatti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YN 34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11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151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151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RS (Rytmiikkasali)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Z 02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13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152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152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2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Z 02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30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09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09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2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Z 03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131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10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10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205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Z 10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208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24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24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3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005 Harjoitus-Studio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P 209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25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25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3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006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P 210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31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31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 305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A 012 TV-Studio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P 214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32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32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104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A 1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215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34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34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1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104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 228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40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40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112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A 21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P 308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41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41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119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A 30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310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242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242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 3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31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326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326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212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Ag Alf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314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327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327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 D 3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Auditorio 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 326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X 328</text:p>
          </table:table-cell>
          <table:table-cell office:value-type="string">
            <text:p>X</text:p>
          </table:table-cell>
          <table:table-cell table:number-columns-repeated="7"/>
          <table:table-cell table:style-name="ce2" office:value-type="string">
            <text:p>rooms.put("X 328","</text:p>
          </table:table-cell>
          <table:table-cell table:style-name="ce2" office:value-type="string">
            <text:p>X");</text:p>
          </table:table-cell>
        </table:table-row>
        <table:table-row table:style-name="ro2">
          <table:table-cell office:value-type="string">
            <text:p>Seminaarinmäki Kirjasto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Ag Auditorio 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PAULAHARJU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YlistöKem1</text:p>
          </table:table-cell>
          <table:table-cell office:value-type="string">
            <text:p>Ylistökem</text:p>
          </table:table-cell>
          <table:table-cell table:number-columns-repeated="7"/>
          <table:table-cell table:style-name="ce2" office:value-type="string">
            <text:p>rooms.put("YlistöKem1","</text:p>
          </table:table-cell>
          <table:table-cell table:style-name="ce1" office:value-type="string">
            <text:p><text:span text:style-name="T1">Ylistökem</text:span>");</text:p>
          </table:table-cell>
        </table:table-row>
        <table:table-row table:style-name="ro2">
          <table:table-cell office:value-type="string">
            <text:p>Seminarium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Ag B111.1 (Asia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C-laboratorio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YlistöKem2</text:p>
          </table:table-cell>
          <table:table-cell office:value-type="string">
            <text:p>Ylistökem</text:p>
          </table:table-cell>
          <table:table-cell table:number-columns-repeated="7"/>
          <table:table-cell table:style-name="ce2" office:value-type="string">
            <text:p>rooms.put("YlistöKem2","</text:p>
          </table:table-cell>
          <table:table-cell table:style-name="ce1" office:value-type="string">
            <text:p><text:span text:style-name="T1">Ylistökem</text:span>");</text:p>
          </table:table-cell>
        </table:table-row>
        <table:table-row table:style-name="ro2">
          <table:table-cell office:value-type="string">
            <text:p>Simulaattorilaboratorio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Ag B112.1 (Africa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iB 105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YlistöKem3</text:p>
          </table:table-cell>
          <table:table-cell office:value-type="string">
            <text:p>Ylistökem</text:p>
          </table:table-cell>
          <table:table-cell table:number-columns-repeated="7"/>
          <table:table-cell table:style-name="ce2" office:value-type="string">
            <text:p>rooms.put("YlistöKem3","</text:p>
          </table:table-cell>
          <table:table-cell table:style-name="ce1" office:value-type="string">
            <text:p><text:span text:style-name="T1">Ylistökem</text:span>");</text:p>
          </table:table-cell>
        </table:table-row>
        <table:table-row table:style-name="ro2">
          <table:table-cell office:value-type="string">
            <text:p>Soveltava kemia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Ag B112.2 (Latin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iB 131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YlistöKem4</text:p>
          </table:table-cell>
          <table:table-cell office:value-type="string">
            <text:p>Ylistökem</text:p>
          </table:table-cell>
          <table:table-cell table:number-columns-repeated="7"/>
          <table:table-cell table:style-name="ce2" office:value-type="string">
            <text:p>rooms.put("YlistöKem4","</text:p>
          </table:table-cell>
          <table:table-cell table:style-name="ce1" office:value-type="string">
            <text:p><text:span text:style-name="T1">Ylistökem</text:span>");</text:p>
          </table:table-cell>
        </table:table-row>
        <table:table-row table:style-name="ro2">
          <table:table-cell office:value-type="string">
            <text:p>T 1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Ag B113.1 (Europe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iC 135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Z 020</text:p>
          </table:table-cell>
          <table:table-cell office:value-type="string">
            <text:p>Z</text:p>
          </table:table-cell>
          <table:table-cell table:number-columns-repeated="7"/>
          <table:table-cell table:style-name="ce2" office:value-type="string">
            <text:p>rooms.put("Z 020","</text:p>
          </table:table-cell>
          <table:table-cell table:style-name="ce2" office:value-type="string">
            <text:p>Z");</text:p>
          </table:table-cell>
        </table:table-row>
        <table:table-row table:style-name="ro2">
          <table:table-cell office:value-type="string">
            <text:p>T 207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Ag B212.1 (Finland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PiC 140B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Z 021</text:p>
          </table:table-cell>
          <table:table-cell office:value-type="string">
            <text:p>Z</text:p>
          </table:table-cell>
          <table:table-cell table:number-columns-repeated="7"/>
          <table:table-cell table:style-name="ce2" office:value-type="string">
            <text:p>rooms.put("Z 021","</text:p>
          </table:table-cell>
          <table:table-cell table:style-name="ce2" office:value-type="string">
            <text:p>Z");</text:p>
          </table:table-cell>
        </table:table-row>
        <table:table-row table:style-name="ro2">
          <table:table-cell office:value-type="string">
            <text:p>T 302</text:p>
          </table:table-cell>
          <table:table-cell office:value-type="string">
            <text:p>Yleistila</text:p>
          </table:table-cell>
          <table:table-cell table:number-columns-repeated="2"/>
          <table:table-cell office:value-type="string">
            <text:p>Ag B213.1 (Lakes)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S 20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Z 035</text:p>
          </table:table-cell>
          <table:table-cell office:value-type="string">
            <text:p>Z</text:p>
          </table:table-cell>
          <table:table-cell table:number-columns-repeated="7"/>
          <table:table-cell table:style-name="ce2" office:value-type="string">
            <text:p>rooms.put("Z 035","</text:p>
          </table:table-cell>
          <table:table-cell table:style-name="ce2" office:value-type="string">
            <text:p>Z");</text:p>
          </table:table-cell>
        </table:table-row>
        <table:table-row table:style-name="ro2">
          <table:table-cell office:value-type="string">
            <text:p>T 405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Ag Beet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204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Z 106</text:p>
          </table:table-cell>
          <table:table-cell office:value-type="string">
            <text:p>Z</text:p>
          </table:table-cell>
          <table:table-cell table:number-columns-repeated="7"/>
          <table:table-cell table:style-name="ce2" office:value-type="string">
            <text:p>rooms.put("Z 106","</text:p>
          </table:table-cell>
          <table:table-cell table:style-name="ce2" office:value-type="string">
            <text:p>Z");</text:p>
          </table:table-cell>
        </table:table-row>
        <table:table-row table:style-name="ro1">
          <table:table-cell office:value-type="string">
            <text:p>Teknologiakasvatus ja tekninen työ</text:p>
          </table:table-cell>
          <table:table-cell office:value-type="string">
            <text:p>Rakennus</text:p>
          </table:table-cell>
          <table:table-cell table:number-columns-repeated="2"/>
          <table:table-cell office:value-type="string">
            <text:p>Ag C22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303</text:p>
          </table:table-cell>
          <table:table-cell office:value-type="string">
            <text:p>S</text:p>
          </table:table-cell>
          <table:table-cell table:number-columns-repeated="13"/>
        </table:table-row>
        <table:table-row table:style-name="ro1">
          <table:table-cell office:value-type="string">
            <text:p>TIPTOP ACP-huone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Ag C2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 304</text:p>
          </table:table-cell>
          <table:table-cell office:value-type="string">
            <text:p>S</text:p>
          </table:table-cell>
          <table:table-cell table:number-columns-repeated="13"/>
        </table:table-row>
        <table:table-row table:style-name="ro1">
          <table:table-cell office:value-type="string">
            <text:p>TK1 (Tenniskenttä 1)</text:p>
          </table:table-cell>
          <table:table-cell office:value-type="string">
            <text:p>Ulkoliikuntatila</text:p>
          </table:table-cell>
          <table:table-cell table:number-columns-repeated="2"/>
          <table:table-cell office:value-type="string">
            <text:p>Ag C23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em D 10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TK2 (Tenniskenttä 2)</text:p>
          </table:table-cell>
          <table:table-cell office:value-type="string">
            <text:p>Ulkoliikuntatila</text:p>
          </table:table-cell>
          <table:table-cell table:number-columns-repeated="2"/>
          <table:table-cell office:value-type="string">
            <text:p>Ag C23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em D 109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TS (Telinesali)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Ag C23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em D 209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Viitaniemi tekojää</text:p>
          </table:table-cell>
          <table:table-cell office:value-type="string">
            <text:p>Ulkoliikuntatila</text:p>
          </table:table-cell>
          <table:table-cell table:number-columns-repeated="2"/>
          <table:table-cell office:value-type="string">
            <text:p>Ag C331.3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Sem D 30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Viitaniemi tekonurmi</text:p>
          </table:table-cell>
          <table:table-cell office:value-type="string">
            <text:p>Ulkoliikuntatila</text:p>
          </table:table-cell>
          <table:table-cell table:number-columns-repeated="2"/>
          <table:table-cell office:value-type="string">
            <text:p>Ag D12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Simulaattorilaboratorio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Viveca 002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Ag D124.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T 115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Viveca 130</text:p>
          </table:table-cell>
          <table:table-cell office:value-type="string">
            <text:p>Videoneuvottelutila</text:p>
          </table:table-cell>
          <table:table-cell table:number-columns-repeated="2"/>
          <table:table-cell office:value-type="string">
            <text:p>Ag Gamm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Viveca 131</text:p>
          </table:table-cell>
          <table:table-cell office:value-type="string">
            <text:p>Viveca</text:p>
          </table:table-cell>
          <table:table-cell table:number-columns-repeated="13"/>
        </table:table-row>
        <table:table-row table:style-name="ro1">
          <table:table-cell office:value-type="string">
            <text:p>Viveca 1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B 126A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Viveca 145</text:p>
          </table:table-cell>
          <table:table-cell office:value-type="string">
            <text:p>Viveca</text:p>
          </table:table-cell>
          <table:table-cell table:number-columns-repeated="13"/>
        </table:table-row>
        <table:table-row table:style-name="ro1">
          <table:table-cell office:value-type="string">
            <text:p>Viveca 14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B 23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Viveca 292</text:p>
          </table:table-cell>
          <table:table-cell office:value-type="string">
            <text:p>Viveca</text:p>
          </table:table-cell>
          <table:table-cell table:number-columns-repeated="13"/>
        </table:table-row>
        <table:table-row table:style-name="ro1">
          <table:table-cell office:value-type="string">
            <text:p>Viveca 250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C 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Viveca 416</text:p>
          </table:table-cell>
          <table:table-cell office:value-type="string">
            <text:p>Viveca</text:p>
          </table:table-cell>
          <table:table-cell table:number-columns-repeated="13"/>
        </table:table-row>
        <table:table-row table:style-name="ro1">
          <table:table-cell office:value-type="string">
            <text:p>Viveca 292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C 14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Viveca 548</text:p>
          </table:table-cell>
          <table:table-cell office:value-type="string">
            <text:p>Viveca</text:p>
          </table:table-cell>
          <table:table-cell table:number-columns-repeated="13"/>
        </table:table-row>
        <table:table-row table:style-name="ro1">
          <table:table-cell office:value-type="string">
            <text:p>Viveca 41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C 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47 (Kemian laboratorio)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Viveca 465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C 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50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Viveca 54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C 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5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Viveca 574, kokoustila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C 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15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VS (Voimistelusali)</text:p>
          </table:table-cell>
          <table:table-cell office:value-type="string">
            <text:p>Sisäliikuntatila</text:p>
          </table:table-cell>
          <table:table-cell table:number-columns-repeated="2"/>
          <table:table-cell office:value-type="string">
            <text:p>F 0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09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12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F 01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10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147 (Kemian laboratorio)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F 1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24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15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F 10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25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151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F 2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3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152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FysOppLab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3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09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H 1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X 234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10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H 30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40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23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H 32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4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2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Helsingin Diakoniaopiston auditorio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X 24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2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AMK 202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X 326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3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AMK 203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X 327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3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005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X 328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3">
          <table:table-cell office:value-type="string">
            <text:p>X 23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115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Y33 105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24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12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33 110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24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2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33 115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24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JT 205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33 13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308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L 128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Y33 135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326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139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A20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327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141 Eteinen (epäsuorat hapenottokykytestit)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YAA303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328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142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A305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X 331</text:p>
          </table:table-cell>
          <table:table-cell office:value-type="string">
            <text:p>Työhuone</text:p>
          </table:table-cell>
          <table:table-cell table:number-columns-repeated="2"/>
          <table:table-cell office:value-type="string">
            <text:p>L 206A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B310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207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B312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10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L 208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YAB31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1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212 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B320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32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212 B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B322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3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221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AB324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3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02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FL 349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3">
          <table:table-cell office:value-type="string">
            <text:p>Y33 13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 3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listöKem1</text:p>
          </table:table-cell>
          <table:table-cell office:value-type="string">
            <text:p>Ylistökem</text:p>
          </table:table-cell>
          <table:table-cell table:number-columns-repeated="13"/>
        </table:table-row>
        <table:table-row table:style-name="ro3">
          <table:table-cell office:value-type="string">
            <text:p>Y33 165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304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listöKem2</text:p>
          </table:table-cell>
          <table:table-cell office:value-type="string">
            <text:p>Ylistökem</text:p>
          </table:table-cell>
          <table:table-cell table:number-columns-repeated="13"/>
        </table:table-row>
        <table:table-row table:style-name="ro3">
          <table:table-cell office:value-type="string">
            <text:p>Y33 166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310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listöKem3</text:p>
          </table:table-cell>
          <table:table-cell office:value-type="string">
            <text:p>Ylistökem</text:p>
          </table:table-cell>
          <table:table-cell table:number-columns-repeated="13"/>
        </table:table-row>
        <table:table-row table:style-name="ro3">
          <table:table-cell office:value-type="string">
            <text:p>Y33 20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349 A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listöKem4</text:p>
          </table:table-cell>
          <table:table-cell office:value-type="string">
            <text:p>Ylistökem</text:p>
          </table:table-cell>
          <table:table-cell table:number-columns-repeated="13"/>
        </table:table-row>
        <table:table-row table:style-name="ro1">
          <table:table-cell office:value-type="string">
            <text:p>Y33 30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 349 B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YN 121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Y33 403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IKES 202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YN 341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Y33 411</text:p>
          </table:table-cell>
          <table:table-cell office:value-type="string">
            <text:p>Kokoustila</text:p>
          </table:table-cell>
          <table:table-cell table:number-columns-repeated="2"/>
          <table:table-cell office:value-type="string">
            <text:p>LIKES 208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Z 020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1">
          <table:table-cell office:value-type="string">
            <text:p>YAA204</text:p>
          </table:table-cell>
          <table:table-cell office:value-type="string">
            <text:p>Mikroluokka</text:p>
          </table:table-cell>
          <table:table-cell table:number-columns-repeated="2"/>
          <table:table-cell office:value-type="string">
            <text:p>LL123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Z 021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1">
          <table:table-cell office:value-type="string">
            <text:p>YAA303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L-190 Liikuntapsykologia</text:p>
          </table:table-cell>
          <table:table-cell office:value-type="string">
            <text:p>Laboratorio</text:p>
          </table:table-cell>
          <table:table-cell table:number-columns-repeated="2"/>
          <table:table-cell office:value-type="string">
            <text:p>Z 035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1">
          <table:table-cell office:value-type="string">
            <text:p>YAA305</text:p>
          </table:table-cell>
          <table:table-cell office:value-type="string">
            <text:p>Opetustila</text:p>
          </table:table-cell>
          <table:table-cell table:number-columns-repeated="2"/>
          <table:table-cell office:value-type="string">
            <text:p>LP seminaaritila</text:p>
          </table:table-cell>
          <table:table-cell office:value-type="string">
            <text:p>Seminaarihuone</text:p>
          </table:table-cell>
          <table:table-cell table:number-columns-repeated="2"/>
          <table:table-cell office:value-type="string">
            <text:p>Z 106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3">
          <table:table-cell office:value-type="string">
            <text:p>YAB310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AB31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AB314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YAB320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YAB322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YAB324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YAC340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YFL 349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Ylistö</text:p>
          </table:table-cell>
          <table:table-cell office:value-type="string">
            <text:p>Yleistila</text:p>
          </table:table-cell>
          <table:table-cell table:number-columns-repeated="21"/>
        </table:table-row>
        <table:table-row table:style-name="ro3">
          <table:table-cell office:value-type="string">
            <text:p>YlistöKem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listöKem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listöKem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listöKem4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listönrinne E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Ylistönrinne F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Ylistönrinne Kirjasto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Ylistönrinne O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YN 12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N 122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YN 34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YSK 520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YTP204, Technopolis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Z 020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Z 02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Z 03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Z 106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ora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Ambiotica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Educa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Fysiikan laitos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Hallintorakennus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Historica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Juomatehdas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Kiihdytinlaboratorio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Liikunta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Mattilanniemi</text:p>
          </table:table-cell>
          <table:table-cell office:value-type="string">
            <text:p>Alue</text:p>
          </table:table-cell>
          <table:table-cell table:number-columns-repeated="21"/>
        </table:table-row>
        <table:table-row table:style-name="ro3">
          <table:table-cell office:value-type="string">
            <text:p>Seminaarinmäki</text:p>
          </table:table-cell>
          <table:table-cell office:value-type="string">
            <text:p>Alue</text:p>
          </table:table-cell>
          <table:table-cell table:number-columns-repeated="21"/>
        </table:table-row>
        <table:table-row table:style-name="ro3">
          <table:table-cell office:value-type="string">
            <text:p>Uimahalli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Visiitti</text:p>
          </table:table-cell>
          <table:table-cell office:value-type="string">
            <text:p>Rakennus</text:p>
          </table:table-cell>
          <table:table-cell table:number-columns-repeated="21"/>
        </table:table-row>
        <table:table-row table:style-name="ro3">
          <table:table-cell office:value-type="string">
            <text:p>Ylistönrinne</text:p>
          </table:table-cell>
          <table:table-cell office:value-type="string">
            <text:p>Alue</text:p>
          </table:table-cell>
          <table:table-cell table:number-columns-repeated="21"/>
        </table:table-row>
        <table:table-row table:style-name="ro3">
          <table:table-cell office:value-type="string">
            <text:p>A 005 Harjoitus-Studio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3">
          <table:table-cell office:value-type="string">
            <text:p>A 006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1">
          <table:table-cell office:value-type="string">
            <text:p>A 012 TV-Studio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3">
          <table:table-cell office:value-type="string">
            <text:p>A 10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 104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 215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A 30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 31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 ala-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Cavoin-aikuiskasvatustiede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erityispedagogiikka1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erityispedagogiikka2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filosofia_psykologia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hallinto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humanistiset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kasvatustiede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kauppatieteet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malu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sosiaalitieteet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Cavoin-terveystieteet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g Alfa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Auditorio 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Auditorio 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B111.1 (Asia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112.1 (Africa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112.2 (Latin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113.1 (Europe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20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B212.1 (Finland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213.1 (Lakes)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B30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B337.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B503</text:p>
          </table:table-cell>
          <table:table-cell office:value-type="string">
            <text:p>Työhuone</text:p>
          </table:table-cell>
          <table:table-cell table:number-columns-repeated="21"/>
        </table:table-row>
        <table:table-row table:style-name="ro3">
          <table:table-cell office:value-type="string">
            <text:p>Ag Beeta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132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C133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C134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C221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g C22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223.1</text:p>
          </table:table-cell>
          <table:table-cell office:value-type="string">
            <text:p>Yleistila</text:p>
          </table:table-cell>
          <table:table-cell table:number-columns-repeated="21"/>
        </table:table-row>
        <table:table-row table:style-name="ro3">
          <table:table-cell office:value-type="string">
            <text:p>Ag C23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23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23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234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C326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C331.1</text:p>
          </table:table-cell>
          <table:table-cell office:value-type="string">
            <text:p>Työhuone</text:p>
          </table:table-cell>
          <table:table-cell table:number-columns-repeated="21"/>
        </table:table-row>
        <table:table-row table:style-name="ro3">
          <table:table-cell office:value-type="string">
            <text:p>Ag C331.3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Ag C417.1.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C417.1.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C417.1.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C417.1.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C417.1.5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C431.1 (ITK-neukkari)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D12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D124.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D22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g D322.3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D513.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Ag Delta</text:p>
          </table:table-cell>
          <table:table-cell office:value-type="string">
            <text:p>Videoneuvottelutila</text:p>
          </table:table-cell>
          <table:table-cell table:number-columns-repeated="21"/>
        </table:table-row>
        <table:table-row table:style-name="ro3">
          <table:table-cell office:value-type="string">
            <text:p>Ag Gamma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Ag Piat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thenaeum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Auto: Toyota HiAce / NFY-820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Auto: Transit / YBP-569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Auto: VW-Caddy Maxi / XUN-191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Auto: VW-Caddy / TEY-781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B 126A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B 23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B 329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B 338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Balzers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B Kahvi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 14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 155A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C 156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 215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 31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4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 417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418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C522.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C ala-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Kahvi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 käytävä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1 (YO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2 (YO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3 (YO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4 (YO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5 (avoin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6 (avoin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7 (avoin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 8 (avoin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onnect-seminaarihuone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CT device at physics department - Skyscan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CT device at physics department - Xradia MicroCT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CT device at physics department - Xradia NanoCT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Dataprojektori (ACER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Dataprojektori (EPSON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Edwards Auto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e_LiNE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E-rakennuksen teknologiakasvatuksen luokat</text:p>
          </table:table-cell>
          <table:table-cell office:value-type="string">
            <text:p>Teknisen työn luokka</text:p>
          </table:table-cell>
          <table:table-cell table:number-columns-repeated="21"/>
        </table:table-row>
        <table:table-row table:style-name="ro3">
          <table:table-cell office:value-type="string">
            <text:p>F 00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F 01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F 10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F 106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F 205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FysOppLab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G 209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H 105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H 306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H 320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Harjoitusjäähalli 1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Harjoitusjäähalli 2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Helsingin Diakoniaopiston auditorio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Hippoksen pesäpallostadion</text:p>
          </table:table-cell>
          <table:table-cell office:value-type="string">
            <text:p>Ulkoliikuntatila</text:p>
          </table:table-cell>
          <table:table-cell table:number-columns-repeated="21"/>
        </table:table-row>
        <table:table-row table:style-name="ro3">
          <table:table-cell office:value-type="string">
            <text:p>Hipposhalli palloilulohko 1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Hipposhalli palloilulohko 2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Hipposhalli radat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Hipposhalli yu- alueet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JAMK 158</text:p>
          </table:table-cell>
          <table:table-cell office:value-type="string">
            <text:p>Yhtyesoittotila</text:p>
          </table:table-cell>
          <table:table-cell table:number-columns-repeated="21"/>
        </table:table-row>
        <table:table-row table:style-name="ro1">
          <table:table-cell office:value-type="string">
            <text:p>JAMK 202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1">
          <table:table-cell office:value-type="string">
            <text:p>JAMK 203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3">
          <table:table-cell office:value-type="string">
            <text:p>JAMK:n liikuntasali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Jopo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1">
          <table:table-cell office:value-type="string">
            <text:p>JT 005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3">
          <table:table-cell office:value-type="string">
            <text:p>JT 115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JT 120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JT 20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JT 203</text:p>
          </table:table-cell>
          <table:table-cell office:value-type="string">
            <text:p>Työhuone</text:p>
          </table:table-cell>
          <table:table-cell table:number-columns-repeated="21"/>
        </table:table-row>
        <table:table-row table:style-name="ro3">
          <table:table-cell office:value-type="string">
            <text:p>JT 205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K01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K ala-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annettava tietokone (Acer8005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Kannettava tietokone + dataprojektori (Acer3004 + Hitachi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Kappel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ehityskorppi.cc.jyu.fi (palvelin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Kerhohuone P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ilpajäähalli Hippoksen tekojää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Kokoushuone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Konneves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orppitest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ortepohjan kuntosali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koulutus.korppi.jyu.fi (palvelin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KS (Kuntosali)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Kuokkalan graniitti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Kvarkk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51-Hiljainen huone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52-Hiljainen huone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63-Hiljainen huone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64-Hiljainen huone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91-Aakenus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Kärki/Ab392-Paljakk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127 Kehonhuoltotila</text:p>
          </table:table-cell>
          <table:table-cell office:value-type="string">
            <text:p>Sisäliikuntatila</text:p>
          </table:table-cell>
          <table:table-cell table:number-columns-repeated="21"/>
        </table:table-row>
        <table:table-row table:style-name="ro3">
          <table:table-cell office:value-type="string">
            <text:p>L 128</text:p>
          </table:table-cell>
          <table:table-cell office:value-type="string">
            <text:p>Mikroluokka</text:p>
          </table:table-cell>
          <table:table-cell table:number-columns-repeated="21"/>
        </table:table-row>
        <table:table-row table:style-name="ro3">
          <table:table-cell office:value-type="string">
            <text:p>L 139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141 Eteinen (epäsuorat hapenottokykytestit)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L 142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144 EMG-luokk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149C Videoeditointiluokk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157 Fysiologian demoluokk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158 Biomekaniikkan demoluokk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206A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 206B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207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 208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 209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212 A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212 B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221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02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03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04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10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14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L 346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349 A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349 B</text:p>
          </table:table-cell>
          <table:table-cell office:value-type="string">
            <text:p>Opetustila</text:p>
          </table:table-cell>
          <table:table-cell table:number-columns-repeated="21"/>
        </table:table-row>
        <table:table-row table:style-name="ro3">
          <table:table-cell office:value-type="string">
            <text:p>L ala-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aminaari 1 Viveca 112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Laminaari 2 Viveca 112b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LEO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Liikuntalaboratorio 11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2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2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3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3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3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35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4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5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17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iikuntalaboratorio 233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LIKES 117</text:p>
          </table:table-cell>
          <table:table-cell office:value-type="string">
            <text:p>Yhtyesoittotila</text:p>
          </table:table-cell>
          <table:table-cell table:number-columns-repeated="21"/>
        </table:table-row>
        <table:table-row table:style-name="ro1">
          <table:table-cell office:value-type="string">
            <text:p>LIKES 202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1">
          <table:table-cell office:value-type="string">
            <text:p>LIKES 208</text:p>
          </table:table-cell>
          <table:table-cell office:value-type="string">
            <text:p>Studio</text:p>
          </table:table-cell>
          <table:table-cell table:number-columns-repeated="21"/>
        </table:table-row>
        <table:table-row table:style-name="ro3">
          <table:table-cell office:value-type="string">
            <text:p>L Kahvi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L123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LL-190 Liikuntapsykologia</text:p>
          </table:table-cell>
          <table:table-cell office:value-type="string">
            <text:p>Laboratorio</text:p>
          </table:table-cell>
          <table:table-cell table:number-columns-repeated="21"/>
        </table:table-row>
        <table:table-row table:style-name="ro3">
          <table:table-cell office:value-type="string">
            <text:p>Lozz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P kokoustila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LP seminaaritila</text:p>
          </table:table-cell>
          <table:table-cell office:value-type="string">
            <text:p>Seminaarihuone</text:p>
          </table:table-cell>
          <table:table-cell table:number-columns-repeated="21"/>
        </table:table-row>
        <table:table-row table:style-name="ro3">
          <table:table-cell office:value-type="string">
            <text:p>LP takkahuone</text:p>
          </table:table-cell>
          <table:table-cell office:value-type="string">
            <text:p>Kokoustila</text:p>
          </table:table-cell>
          <table:table-cell table:number-columns-repeated="21"/>
        </table:table-row>
        <table:table-row table:style-name="ro3">
          <table:table-cell office:value-type="string">
            <text:p>L väli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L ylä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 108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10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105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20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20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21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217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aA 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 aul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icroscope at Nanoscience centre - Cell Observer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Microscope at Nanoscience centre - Olympus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Microscope at Nanoscience centre - Zeiss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Mikrokärry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ikrovaunu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M Kahvi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iveca 112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Nimi</text:p>
          </table:table-cell>
          <table:table-cell office:value-type="string">
            <text:p>Tyyppi</text:p>
          </table:table-cell>
          <table:table-cell table:number-columns-repeated="21"/>
        </table:table-row>
        <table:table-row table:style-name="ro3">
          <table:table-cell office:value-type="string">
            <text:p>Nanoscope IV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Nanoscope V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Nanoscribe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NMR250-spectrometer at Dept. of Chemistry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RIE/CVD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ube Furnace (DIRTY tube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UHV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Wet etch bench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O 103/10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 11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 11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 116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 30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HJ10 D45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Olympus Viveca 114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1">
          <table:table-cell office:value-type="string">
            <text:p>OHJ10 D452</text:p>
          </table:table-cell>
          <table:table-cell office:value-type="float" office:value="-0">
            <text:p>0</text:p>
          </table:table-cell>
          <table:table-cell table:number-columns-repeated="21"/>
        </table:table-row>
        <table:table-row table:style-name="ro3">
          <table:table-cell office:value-type="string">
            <text:p>Parviaisen tal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eräkärry: Trailer / WFE-159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Pinacothec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oistettu sali. Ei varattavissa.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Pormestar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osteritötterö 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osteritötterö 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osteritötterö 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Puutarhurintalo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testikorppi.cc.jyu.fi (palvelin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Ruudunlukuohjelma ( USB 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iveca 113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 11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S 21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Sauna (Fennicum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Siirrettävä induktiosilmukk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digitaalikamer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digitaalisanelin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kannettava (Dell Latitude/D505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kannettava (Dell Latitude E6400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MiniDisc-tallennin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USB-muistitikku Kingston 1GB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videoprojektori Acer PD525D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ovellusprojektien videoprojektori inFocus LP130Z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SQ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Säädettävä valaisin Waldmann STE 136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ablet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almikro (lainattava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altykki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enttikone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TL:n kannettava mikro (Dell Latitude C640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TL Ope-linjan digitaalikamera Canon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TL Ope-linjan digitaalivideokamera Canon + jalust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TL Ope-linjan kannettava Acer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TTL-tietoliikennelaboratorion videoprojektori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tutkimusas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arhaiskasvatuksen laitos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ene: Bosmina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Faster 515 jetti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HT-Buster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Hybris/Buster RS (Konnevesi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Hydra Kaunotar 27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Lätkä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Made I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Mini-Buster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ene: Vanha Faster (Konnevesi)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illa Ran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iveca 108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iveca 111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3">
          <table:table-cell office:value-type="string">
            <text:p>Viveca 35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iveca 353 (lapsiryhmätila)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Viveca 574, sauna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125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14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207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222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238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X 32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YA D212.1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YN 330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YSK 314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YSK 323</text:p>
          </table:table-cell>
          <table:table-cell office:value-type="string">
            <text:p>Muu tila</text:p>
          </table:table-cell>
          <table:table-cell table:number-columns-repeated="21"/>
        </table:table-row>
        <table:table-row table:style-name="ro3">
          <table:table-cell office:value-type="string">
            <text:p>Zeiss konfokaali Viveca 114b</text:p>
          </table:table-cell>
          <table:table-cell office:value-type="string">
            <text:p>Oheisvarattava</text:p>
          </table:table-cell>
          <table:table-cell table:number-columns-repeated="21"/>
        </table:table-row>
        <table:table-row table:style-name="ro1" table:number-rows-repeated="104802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Q1:Sheet1.Q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ochez</meta:initial-creator>
    <meta:creation-date>2013-10-10T09:20:36</meta:creation-date>
    <dc:date>2013-10-10T11:48:11</dc:date>
    <dc:creator>Michael Cochez</dc:creator>
    <meta:editing-duration>PT2H26M14S</meta:editing-duration>
    <meta:editing-cycles>5</meta:editing-cycles>
    <meta:generator>LibreOffice/3.5$Linux_X86_64 LibreOffice_project/350m1$Build-2</meta:generator>
    <meta:document-statistic meta:table-count="3" meta:cell-count="2606" meta:object-count="0"/>
  </office:meta>
</office:document-meta>
</file>